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51cm" svg:stroke-color="#808080" draw:marker-start-width="0.279cm" draw:marker-end-width="0.279cm" draw:fill="gradient" draw:fill-color="#d9d9d9" draw:fill-gradient-name="Gradient_20_18" draw:textarea-horizontal-align="left" draw:textarea-vertical-align="top" draw:auto-grow-height="false" fo:padding-top="0.151cm" fo:padding-bottom="0.151cm" fo:padding-left="0.276cm" fo:padding-right="0.276cm" draw:shadow-offset-x="0.305cm" draw:shadow-offset-y="0.305cm"/>
    </style:style>
    <style:style style:name="gr2" style:family="graphic" style:parent-style-name="standard">
      <style:graphic-properties draw:stroke="solid" draw:stroke-dash="Ultrafine_20_Dashed" svg:stroke-width="0.051cm" svg:stroke-color="#666666" draw:marker-start-width="0.279cm" draw:marker-end-width="0.279cm" draw:fill="solid" draw:fill-color="#e6e6e6" draw:fill-gradient-name="Gradient_20_18" draw:textarea-horizontal-align="left" draw:textarea-vertical-align="bottom" draw:auto-grow-height="false" fo:padding-top="0.151cm" fo:padding-bottom="0.151cm" fo:padding-left="0.276cm" fo:padding-right="0.276cm"/>
    </style:style>
    <style:style style:name="gr3" style:family="graphic" style:parent-style-name="standard">
      <style:graphic-properties draw:stroke="dash" draw:stroke-dash="Ultrafine_20_Dashed" svg:stroke-width="0.051cm" svg:stroke-color="#808080" draw:marker-start-width="0.279cm" draw:marker-end-width="0.279cm" draw:fill="solid" draw:fill-color="#ededed" draw:fill-gradient-name="Gradient_20_21" draw:textarea-horizontal-align="left" draw:textarea-vertical-align="top" draw:auto-grow-height="false" fo:padding-top="0.151cm" fo:padding-bottom="0.151cm" fo:padding-left="0.276cm" fo:padding-right="0.276cm" draw:shadow-offset-x="0.305cm" draw:shadow-offset-y="0.305cm"/>
    </style:style>
    <style:style style:name="gr4" style:family="graphic" style:parent-style-name="standard">
      <style:graphic-properties draw:fill="gradient" draw:fill-color="#7d73a6" draw:fill-gradient-name="Gradient_20_20" draw:textarea-horizontal-align="justify" draw:textarea-vertical-align="middle" draw:auto-grow-height="false" draw:shadow="visible" draw:shadow-offset-x="0.051cm" draw:shadow-offset-y="0.051cm" draw:shadow-color="#666666"/>
    </style:style>
    <style:style style:name="gr5" style:family="graphic" style:parent-style-name="standard">
      <style:graphic-properties draw:fill="gradient" draw:fill-color="#d6c2f5" draw:fill-gradient-name="Gradient_20_19" draw:textarea-horizontal-align="justify" draw:textarea-vertical-align="middle" draw:auto-grow-height="false" draw:shadow="visible" draw:shadow-offset-x="0.051cm" draw:shadow-offset-y="0.051cm" draw:shadow-color="#666666"/>
    </style:style>
    <style:style style:name="gr6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dash" draw:stroke-dash="Ultrafine_20_Dashed" svg:stroke-width="0.051cm" svg:stroke-color="#808080" draw:marker-start-width="0.279cm" draw:marker-end-width="0.279cm" draw:fill="solid" draw:fill-color="#d9d9d9" draw:textarea-horizontal-align="justify" draw:textarea-vertical-align="top" draw:auto-grow-height="false" fo:padding-top="0.151cm" fo:padding-bottom="0.151cm" fo:padding-left="0.276cm" fo:padding-right="0.276cm" draw:shadow="hidden" draw:shadow-offset-x="0.051cm" draw:shadow-offset-y="0.051cm" draw:shadow-color="#666666"/>
    </style:style>
    <style:style style:name="gr8" style:family="graphic" style:parent-style-name="standard">
      <style:graphic-properties draw:fill="solid" draw:fill-color="#ffd320" draw:textarea-horizontal-align="justify" draw:textarea-vertical-align="middle" draw:auto-grow-height="false" draw:shadow="visible" draw:shadow-offset-x="0.051cm" draw:shadow-offset-y="0.051cm" draw:shadow-color="#666666"/>
    </style:style>
    <style:style style:name="gr9" style:family="graphic" style:parent-style-name="standard">
      <style:graphic-properties draw:fill="gradient" draw:fill-color="#ffd840" draw:fill-gradient-name="Gradient_20_17" draw:textarea-horizontal-align="justify" draw:textarea-vertical-align="middle" draw:auto-grow-height="false" fo:min-height="0cm" fo:min-width="0cm" draw:shadow="visible" draw:shadow-offset-x="0.051cm" draw:shadow-offset-y="0.051cm" draw:shadow-color="#666666"/>
    </style:style>
    <style:style style:name="gr10" style:family="graphic" style:parent-style-name="standard">
      <style:graphic-properties draw:fill="gradient" draw:fill-color="#7da647" draw:fill-gradient-name="Gradient_20_22" draw:textarea-horizontal-align="justify" draw:textarea-vertical-align="middle" draw:auto-grow-height="false" draw:shadow="visible" draw:shadow-offset-x="0.051cm" draw:shadow-offset-y="0.051cm" draw:shadow-color="#666666"/>
    </style:style>
    <style:style style:name="gr11" style:family="graphic" style:parent-style-name="standard">
      <style:graphic-properties draw:fill="gradient" draw:fill-color="#e6e6e6" draw:fill-gradient-name="Gradient_20_18" draw:textarea-horizontal-align="justify" draw:textarea-vertical-align="middle" draw:auto-grow-height="false" draw:shadow="visible" draw:shadow-offset-x="0.051cm" draw:shadow-offset-y="0.051cm" draw:shadow-color="#666666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family="'Courier 10 Pitch'" style:font-pitch="fixed"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family="'Courier 10 Pitch'" style:font-pitch="fixed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6.51cm" svg:height="16.51cm" svg:x="2.27cm" svg:y="11.795cm">
          <text:p text:style-name="P1">Runtime Environ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3.97cm" svg:height="4.54cm" svg:x="3.54cm" svg:y="2.27cm">
          <text:p text:style-name="P1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2" draw:layer="layout" svg:width="15.24cm" svg:height="10.06cm" svg:x="2.905cm" svg:y="14.97cm">
          <text:p text:style-name="P1">Java Runtime Environ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6" draw:layer="layout" svg:width="5.08cm" svg:height="2.724cm" svg:x="11.026cm" svg:y="2.868cm">
          <text:p text:style-name="P1"><text:span text:style-name="T1">Creol Model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draw:id="id1" draw:layer="layout" svg:width="10.16cm" svg:height="1.67cm" svg:x="5.415cm" svg:y="9.18cm">
          <text:p text:style-name="P1"><text:span text:style-name="T1">Creol to Java Code Gen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10.495cm" svg:y1="10.85cm" svg:x2="10.525cm" svg:y2="14.97cm" draw:start-shape="id1" draw:start-glue-point="2" draw:end-shape="id2" draw:end-glue-point="0" svg:d="m10495 10850 30 4120">
          <text:p/>
        </draw:connector>
        <draw:custom-shape draw:style-name="gr7" draw:text-style-name="P3" draw:layer="layout" svg:width="13.97cm" svg:height="3.81cm" svg:x="3.675cm" svg:y="16.875cm">
          <text:p text:style-name="P1"><text:span text:style-name="T2">java.util.concurr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3.908cm" svg:height="1.905cm" svg:x="8.671cm" svg:y="18.12cm">
          <text:p text:style-name="P1"><text:span text:style-name="T3">Thread 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3.907cm" svg:height="1.905cm" svg:x="4.275cm" svg:y="18.12cm">
          <text:p text:style-name="P1"><text:span text:style-name="T3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3.907cm" svg:height="1.905cm" svg:x="13.068cm" svg:y="18.22cm">
          <text:p text:style-name="P1"><text:span text:style-name="T3">Executor</text:span></text:p>
          <text:p text:style-name="P1"><text:span text:style-name="T3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id="id3" draw:layer="layout" svg:width="12.6cm" svg:height="2.54cm" svg:x="4.36cm" svg:y="21.46cm">
          <text:p text:style-name="P1"><text:span text:style-name="T4">Java Virtual Mach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id="id4" draw:layer="layout" svg:width="12.7cm" svg:height="1.905cm" svg:x="4.31cm" svg:y="25.995cm">
          <text:p text:style-name="P1"><text:span text:style-name="T5">Operating System /</text:span></text:p>
          <text:p text:style-name="P1"><text:span text:style-name="T5"><text:s/></text:span><text:span text:style-name="T5">Kernel Schedu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id="id5" draw:layer="layout" svg:width="12.315cm" svg:height="1.905cm" svg:x="4.495cm" svg:y="29.34cm">
          <text:p text:style-name="P1"><text:span text:style-name="T6">Multicore Plat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0.66cm" svg:y1="24cm" svg:x2="10.66cm" svg:y2="25.995cm" draw:start-shape="id3" draw:start-glue-point="2" draw:end-shape="id4" draw:end-glue-point="0" svg:d="m10660 24000v1995">
          <text:p/>
        </draw:connector>
        <draw:connector draw:style-name="gr6" draw:text-style-name="P1" draw:layer="layout" svg:x1="10.66cm" svg:y1="27.9cm" svg:x2="10.652cm" svg:y2="29.34cm" draw:start-shape="id4" draw:start-glue-point="2" draw:end-shape="id5" draw:end-glue-point="0" svg:d="m10660 27900v745h-8v695">
          <text:p/>
        </draw:connector>
        <draw:custom-shape draw:style-name="gr4" draw:text-style-name="P2" draw:id="id7" draw:layer="layout" svg:width="5.08cm" svg:height="2.724cm" svg:x="5.37cm" svg:y="2.868cm">
          <text:p text:style-name="P1"><text:span text:style-name="T1">AMM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6" draw:text-style-name="P1" draw:layer="layout" svg:x1="13.566cm" svg:y1="5.592cm" svg:x2="10.495cm" svg:y2="9.18cm" draw:start-shape="id6" draw:start-glue-point="6" draw:end-shape="id1" draw:end-glue-point="0" svg:d="m13566 5592v1820h-3071v1768">
          <text:p/>
        </draw:connector>
        <draw:connector draw:style-name="gr6" draw:text-style-name="P1" draw:layer="layout" draw:line-skew="-8.292cm -2.174cm" svg:x1="7.91cm" svg:y1="5.592cm" svg:x2="4.31cm" svg:y2="26.947cm" draw:start-shape="id7" draw:start-glue-point="6" draw:end-shape="id4" draw:end-glue-point="3" svg:d="m7910 5592v1935h-6275v19420h2675">
          <text:p/>
        </draw:connector>
        <draw:frame draw:style-name="gr12" draw:layer="layout" svg:width="0.502cm" svg:height="1.187cm" svg:x="8.62cm" svg:y="15.605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7" draw:display-name="Gradient 17" draw:style="linear" draw:start-color="#ffd840" draw:end-color="#ffaa20" draw:start-intensity="100%" draw:end-intensity="100%" draw:angle="0" draw:border="20%"/>
    <draw:gradient draw:name="Gradient_20_18" draw:display-name="Gradient 18" draw:style="linear" draw:start-color="#e6e6e6" draw:end-color="#cccccc" draw:start-intensity="100%" draw:end-intensity="100%" draw:angle="0" draw:border="20%"/>
    <draw:gradient draw:name="Gradient_20_19" draw:display-name="Gradient 19" draw:style="linear" draw:start-color="#ccccff" draw:end-color="#9999cc" draw:start-intensity="100%" draw:end-intensity="100%" draw:angle="0" draw:border="20%"/>
    <draw:gradient draw:name="Gradient_20_20" draw:display-name="Gradient 20" draw:style="linear" draw:start-color="#d6c2f5" draw:end-color="#7d73a6" draw:start-intensity="100%" draw:end-intensity="100%" draw:angle="0" draw:border="20%"/>
    <draw:gradient draw:name="Gradient_20_21" draw:display-name="Gradient 21" draw:style="linear" draw:start-color="#b3b3b3" draw:end-color="#e6e6e6" draw:start-intensity="100%" draw:end-intensity="100%" draw:angle="0" draw:border="20%"/>
    <draw:gradient draw:name="Gradient_20_22" draw:display-name="Gradient 22" draw:style="linear" draw:start-color="#0084d1" draw:end-color="#004586" draw:start-intensity="100%" draw:end-intensity="100%" draw:angle="0" draw:border="2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33.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ehrooz Nobakht</meta:initial-creator>
    <meta:creation-date>2010-12-22T13:07:04</meta:creation-date>
    <dc:date>2011-02-16T10:12:05</dc:date>
    <meta:editing-duration>PT02H23M52S</meta:editing-duration>
    <meta:editing-cycles>72</meta:editing-cycles>
    <meta:generator>OpenOffice.org/3.2$Linux OpenOffice.org_project/320m19$Build-9505</meta:generator>
    <meta:printed-by>Behrooz Nobakht</meta:printed-by>
    <meta:print-date>2011-01-04T17:13:53</meta:print-date>
    <dc:creator>Behrooz Nobakht</dc:creator>
    <meta:document-statistic meta:object-count="19"/>
  </office:meta>
</office:document-meta>
</file>